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, Arial, Helvetica, sans-serif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0ed7" officeooo:paragraph-rsid="00150e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0ed7" officeooo:paragraph-rsid="00150ed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0ed7" officeooo:paragraph-rsid="00167d1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2abb" officeooo:paragraph-rsid="00172ab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172abb" officeooo:paragraph-rsid="00172ab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18c52b" officeooo:paragraph-rsid="0018c52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199b8e" officeooo:paragraph-rsid="00199b8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bf419" officeooo:paragraph-rsid="001bf41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d6e95" officeooo:paragraph-rsid="001d6e95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a14fa" officeooo:paragraph-rsid="001a14f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18c52b" officeooo:paragraph-rsid="0018c52b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99b8e" officeooo:paragraph-rsid="00199b8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1a14fa" officeooo:paragraph-rsid="001a14fa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18c52b" officeooo:paragraph-rsid="0018c52b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style="normal" fo:font-weight="bold" officeooo:rsid="00172abb" officeooo:paragraph-rsid="00172abb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style="normal" fo:font-weight="bold" officeooo:rsid="00199b8e" officeooo:paragraph-rsid="00199b8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style="normal" fo:font-weight="bold" officeooo:rsid="001d6e95" officeooo:paragraph-rsid="001d6e95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style="normal" fo:font-weight="normal" officeooo:rsid="001a14fa" officeooo:paragraph-rsid="001a14fa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67d13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style:font-style-asian="normal" style:font-style-complex="normal"/>
    </style:style>
    <style:style style:name="T9" style:family="text">
      <style:text-properties style:font-name="Liberation Serif1" fo:font-style="normal" officeooo:rsid="00167d13" style:font-style-asian="normal" style:font-style-complex="normal"/>
    </style:style>
    <style:style style:name="T10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Liberation Serif1" fo:font-weight="normal" style:font-weight-asian="normal" style:font-weight-complex="normal"/>
    </style:style>
    <style:style style:name="T12" style:family="text">
      <style:text-properties style:font-name="Liberation Serif1" fo:font-weight="normal" officeooo:rsid="00199b8e" style:font-weight-asian="normal" style:font-weight-complex="normal"/>
    </style:style>
    <style:style style:name="T13" style:family="text">
      <style:text-properties style:text-position="sub 58%" style:font-name="Liberation Serif1"/>
    </style:style>
    <style:style style:name="T14" style:family="text">
      <style:text-properties style:text-position="sub 58%" style:font-name="Liberation Serif1" fo:font-style="italic" style:font-style-asian="italic" style:font-style-complex="italic"/>
    </style:style>
    <style:style style:name="T15" style:family="text">
      <style:text-properties style:text-position="super 58%" style:font-name="Liberation Serif1"/>
    </style:style>
    <style:style style:name="T16" style:family="text">
      <style:text-properties style:text-position="super 58%" style:font-name="Liberation Serif1" fo:font-style="normal" style:font-style-asian="normal" style:font-style-complex="normal"/>
    </style:style>
    <style:style style:name="T17" style:family="text">
      <style:text-properties style:text-position="0% 100%" style:font-name="Liberation Serif1"/>
    </style:style>
    <style:style style:name="T18" style:family="text">
      <style:text-properties style:text-position="0% 100%" style:font-name="Liberation Serif1" fo:font-style="normal" style:font-style-asian="normal" style:font-style-complex="normal"/>
    </style:style>
    <style:style style:name="T19" style:family="text">
      <style:text-properties style:text-position="0% 100%" style:font-name="Liberation Serif1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. Sets and Relations</text:p>
      <text:p text:style-name="P1"/>
      <text:p text:style-name="P2">R <text:span text:style-name="T1">is </text:span><text:span text:style-name="T4">reflexive </text:span><text:span text:style-name="T2">if </text:span><text:span text:style-name="T3">aRa</text:span><text:span text:style-name="T2"> for all </text:span><text:span text:style-name="T3">a </text:span><text:span text:style-name="T8">ϵ S</text:span></text:p>
      <text:p text:style-name="P2"><text:span text:style-name="T8">R </text:span><text:span text:style-name="T6">is </text:span><text:span text:style-name="T10">irreflexive </text:span><text:span text:style-name="T6">if </text:span><text:span text:style-name="T8">aRa</text:span><text:span text:style-name="T6"> is not true for all </text:span><text:span text:style-name="T8">a ϵ S</text:span></text:p>
      <text:p text:style-name="P2"><text:span text:style-name="T8">R </text:span><text:span text:style-name="T6">is </text:span><text:span text:style-name="T10">symmetric </text:span><text:span text:style-name="T6">if </text:span><text:span text:style-name="T8">aRb</text:span><text:span text:style-name="T6"> and </text:span><text:span text:style-name="T8">bRa</text:span><text:span text:style-name="T6"> for all </text:span><text:span text:style-name="T8">a ϵ S</text:span></text:p>
      <text:p text:style-name="P2"><text:span text:style-name="T8">R</text:span><text:span text:style-name="T6"> is </text:span><text:span text:style-name="T10">antisymmetric </text:span><text:span text:style-name="T6">if whenever </text:span><text:span text:style-name="T8">aRb </text:span><text:span text:style-name="T6">and </text:span><text:span text:style-name="T8">bRa</text:span><text:span text:style-name="T6">, then </text:span><text:span text:style-name="T8">a = b</text:span><text:span text:style-name="T6">, for all </text:span><text:span text:style-name="T8">a,b ϵ S</text:span></text:p>
      <text:p text:style-name="P3"><text:span text:style-name="T8">R </text:span><text:span text:style-name="T6">is </text:span><text:span text:style-name="T10">transitive </text:span><text:span text:style-name="T6">if </text:span><text:span text:style-name="T8">aRb </text:span><text:span text:style-name="T6">and </text:span><text:span text:style-name="T8">bRc</text:span><text:span text:style-name="T6">, then </text:span><text:span text:style-name="T8">aRc </text:span><text:span text:style-name="T7">for all </text:span><text:span text:style-name="T9">a,b,c </text:span><text:span text:style-name="T8">ϵ </text:span><text:span text:style-name="T9">S</text:span></text:p>
      <text:p text:style-name="P3"><text:span text:style-name="T9"/></text:p>
      <text:p text:style-name="P4"><text:span text:style-name="T9">E</text:span><text:span text:style-name="T8">quivalence Relation</text:span><text:span text:style-name="T6"> on set S if it is </text:span><text:span text:style-name="T10">reflexive, symmetric, </text:span><text:span text:style-name="T6">and </text:span><text:span text:style-name="T10">transitive</text:span></text:p>
      <text:p text:style-name="P5"><text:span text:style-name="T5">Partial Order</text:span><text:span text:style-name="T11"> is if it's </text:span><text:span text:style-name="T10">antisymmetric </text:span><text:span text:style-name="T11">and </text:span><text:span text:style-name="T10">transitive</text:span></text:p>
      <text:p text:style-name="P15"><text:span text:style-name="T11"/></text:p>
      <text:p text:style-name="P5"><text:span text:style-name="T6"/></text:p>
      <text:p text:style-name="P6"><text:span text:style-name="T5">2.3. Miscellaneous Notation</text:span></text:p>
      <text:p text:style-name="P6"><text:span text:style-name="T5"/></text:p>
      <text:p text:style-name="P11"><text:span text:style-name="T5">Modulus Function</text:span><text:span text:style-name="T8">: it returns the remainder of some integer division</text:span></text:p>
      <text:p text:style-name="P11"><text:span text:style-name="T8"/></text:p>
      <text:p text:style-name="P14"><text:span text:style-name="T5">n mod m</text:span><text:span text:style-name="T6"> is saying there exist an </text:span><text:span text:style-name="T5">r</text:span><text:span text:style-name="T6"> such that </text:span><text:span text:style-name="T5">n = qm + r</text:span></text:p>
      <text:p text:style-name="P14"><text:span text:style-name="T11"/></text:p>
      <text:p text:style-name="P6"><text:span text:style-name="T5">5 mod 3 = 2</text:span><text:span text:style-name="T11">, </text:span><text:span text:style-name="T12">3 * 1 + 2 == 3 + 2 == 5</text:span></text:p>
      <text:p text:style-name="P6"><text:span text:style-name="T5">25 mod 3 = 1</text:span><text:span text:style-name="T11">, <text:s/>8 * 3 + 1 </text:span><text:span text:style-name="T12">==</text:span><text:span text:style-name="T11"> 24 + 1 </text:span><text:span text:style-name="T12">==</text:span><text:span text:style-name="T11"> 25</text:span></text:p>
      <text:p text:style-name="P16"><text:span text:style-name="T11"/></text:p>
      <text:p text:style-name="P7"><text:span text:style-name="T11"/></text:p>
      <text:p text:style-name="P7"><text:span text:style-name="T5">2.4. Logarithms</text:span></text:p>
      <text:p text:style-name="P7"><text:span text:style-name="T5"/></text:p>
      <text:p text:style-name="P12"><text:span text:style-name="T5">log</text:span><text:span text:style-name="T13">b</text:span><text:span text:style-name="T17">y = x </text:span><text:span text:style-name="T18">so therefore </text:span><text:span text:style-name="T17">b</text:span><text:span text:style-name="T15">x</text:span><text:span text:style-name="T17"> = y </text:span><text:span text:style-name="T18">and b</text:span><text:span text:style-name="T16">logby</text:span><text:span text:style-name="T18"> = y</text:span></text:p>
      <text:p text:style-name="P12"><text:span text:style-name="T18"/></text:p>
      <text:p text:style-name="P12"><text:span text:style-name="T18">log returns the exponential answer to “b raised to what power gives me y”</text:span></text:p>
      <text:p text:style-name="P12"><text:span text:style-name="T18"/></text:p>
      <text:p text:style-name="P13"><text:span text:style-name="T18">If you need to store 1000 codes, how many bits are needed?</text:span></text:p>
      <text:p text:style-name="P10"><text:span text:style-name="T17">You'll need </text:span><text:span text:style-name="T19">log</text:span><text:span text:style-name="T14">2</text:span><text:span text:style-name="T19">1000 </text:span><text:span text:style-name="T17">of storage, or </text:span><text:span text:style-name="T19">10 bits</text:span><text:span text:style-name="T17">.</text:span></text:p>
      <text:p text:style-name="P10"><text:span text:style-name="T17"/></text:p>
      <text:p text:style-name="P18"><text:span text:style-name="T17"/></text:p>
      <text:p text:style-name="P10"><text:span text:style-name="T17"/></text:p>
      <text:p text:style-name="P8"><text:span text:style-name="T17">2.5. Summations and Recurrence Relation</text:span></text:p>
      <text:p text:style-name="P8"><text:span text:style-name="T17"/></text:p>
      <text:p text:style-name="P9"><text:span text:style-name="T17">Proof by induction</text:span></text:p>
      <text:p text:style-name="P17"><text:span text:style-name="T17"/></text:p>
      <text:p text:style-name="P9"><text:span text:style-name="T17"/></text:p>
      <text:p text:style-name="P9"><text:span text:style-name="T17">2.6. Recursion</text:span></text:p>
      <text:p text:style-name="P9"><text:span text:style-name="T17"/></text:p>
      <text:p text:style-name="P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, Arial, Helvetica, sans-serif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6:12:54.027000000</meta:creation-date>
    <dc:date>2015-02-09T12:47:04.330000000</dc:date>
    <meta:editing-duration>PT19H3M4S</meta:editing-duration>
    <meta:editing-cycles>6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21" meta:word-count="209" meta:character-count="937" meta:non-whitespace-character-count="748"/>
  </office:meta>
</office:document-meta>
</file>